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374f"/>
    </style:style>
    <style:style style:name="T1" style:family="text">
      <style:text-properties officeooo:rsid="000037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&gt;</text:p>
      <text:p text:style-name="Standard"><text:s text:c="2"/>&lt;head&gt;</text:p>
      <text:p text:style-name="Standard"><text:s text:c="4"/>&lt;title&gt;John Doe - Resume&lt;/title&gt;</text:p>
      <text:p text:style-name="Standard"><text:s text:c="4"/>&lt;style&gt;</text:p>
      <text:p text:style-name="Standard"><text:s text:c="6"/>/* CSS styles go here */</text:p>
      <text:p text:style-name="Standard"><text:s text:c="6"/>body {</text:p>
      <text:p text:style-name="Standard"><text:s text:c="8"/>font-family: Arial, sans-serif;</text:p>
      <text:p text:style-name="Standard"><text:s text:c="6"/>}</text:p>
      <text:p text:style-name="Standard"><text:s text:c="6"/></text:p>
      <text:p text:style-name="Standard"><text:s text:c="6"/>h1 {</text:p>
      <text:p text:style-name="Standard"><text:s text:c="8"/>font-size: 2em;</text:p>
      <text:p text:style-name="Standard"><text:s text:c="8"/>margin-bottom: 0.5em;</text:p>
      <text:p text:style-name="Standard"><text:s text:c="6"/>}</text:p>
      <text:p text:style-name="Standard"><text:s text:c="6"/></text:p>
      <text:p text:style-name="Standard"><text:s text:c="6"/>h2 {</text:p>
      <text:p text:style-name="Standard"><text:s text:c="8"/>font-size: 1.5em;</text:p>
      <text:p text:style-name="Standard"><text:s text:c="8"/>margin-bottom: 0.5em;</text:p>
      <text:p text:style-name="Standard"><text:s text:c="6"/>}</text:p>
      <text:p text:style-name="Standard"><text:s text:c="6"/></text:p>
      <text:p text:style-name="Standard"><text:s text:c="6"/>ul {</text:p>
      <text:p text:style-name="Standard"><text:s text:c="8"/>list-style: none;</text:p>
      <text:p text:style-name="Standard"><text:s text:c="8"/>padding: 0;</text:p>
      <text:p text:style-name="Standard"><text:s text:c="8"/>margin: 0;</text:p>
      <text:p text:style-name="Standard"><text:s text:c="6"/>}</text:p>
      <text:p text:style-name="Standard"><text:s text:c="6"/></text:p>
      <text:p text:style-name="Standard"><text:s text:c="6"/>li {</text:p>
      <text:p text:style-name="Standard"><text:s text:c="8"/>margin-bottom: 0.5em;</text:p>
      <text:p text:style-name="Standard"><text:s text:c="6"/>}</text:p>
      <text:p text:style-name="Standard"><text:s text:c="4"/>&lt;/style&gt;</text:p>
      <text:p text:style-name="Standard"><text:s text:c="2"/>&lt;/head&gt;</text:p>
      <text:p text:style-name="Standard"><text:s text:c="2"/>&lt;body&gt;</text:p>
      <text:p text:style-name="Standard"><text:s text:c="4"/>&lt;h1&gt;John Doe&lt;/h1&gt;</text:p>
      <text:p text:style-name="Standard"><text:s text:c="4"/>&lt;h2&gt;Software Developer&lt;/h2&gt;</text:p>
      <text:p text:style-name="Standard"><text:s text:c="4"/></text:p>
      <text:p text:style-name="Standard"><text:s text:c="4"/>&lt;ul&gt;</text:p>
      <text:p text:style-name="Standard"><text:s text:c="6"/>&lt;li&gt;&lt;strong&gt;Email:&lt;/strong&gt; john.doe@example.com&lt;/li&gt;</text:p>
      <text:p text:style-name="Standard"><text:s text:c="6"/>&lt;li&gt;&lt;strong&gt;Phone:&lt;/strong&gt; (123) 456-7890&lt;/li&gt;</text:p>
      <text:p text:style-name="Standard"><text:s text:c="6"/>&lt;li&gt;&lt;strong&gt;Website:&lt;/strong&gt; www.johndoe.com&lt;/li&gt;</text:p>
      <text:p text:style-name="Standard"><text:s text:c="6"/>&lt;li&gt;&lt;strong&gt;LinkedIn:&lt;/strong&gt; www.linkedin.com/in/johndoe&lt;/li&gt;</text:p>
      <text:p text:style-name="Standard"><text:s text:c="4"/>&lt;/ul&gt;</text:p>
      <text:p text:style-name="Standard"><text:s text:c="4"/></text:p>
      <text:p text:style-name="Standard"><text:s text:c="4"/>&lt;h2&gt;Skills&lt;/h2&gt;</text:p>
      <text:p text:style-name="Standard"><text:s text:c="4"/></text:p>
      <text:p text:style-name="Standard"><text:s text:c="4"/>&lt;ul&gt;</text:p>
      <text:p text:style-name="Standard"><text:s text:c="6"/>&lt;li&gt;Proficient in HTML, CSS, and JavaScript&lt;/li&gt;</text:p>
      <text:p text:style-name="Standard"><text:s text:c="6"/>&lt;li&gt;Experience with React and Node.js&lt;/li&gt;</text:p>
      <text:p text:style-name="Standard"><text:s text:c="6"/>&lt;li&gt;Strong problem-solving and analytical skills&lt;/li&gt;</text:p>
      <text:p text:style-name="Standard"><text:s text:c="4"/>&lt;/ul&gt;</text:p>
      <text:p text:style-name="Standard"><text:s text:c="4"/></text:p>
      <text:p text:style-name="Standard"><text:s text:c="4"/>&lt;h2&gt;Experience&lt;/h2&gt;</text:p>
      <text:p text:style-name="Standard"><text:s text:c="4"/></text:p>
      <text:p text:style-name="Standard"><text:soft-page-break/><text:s text:c="4"/>&lt;ul&gt;</text:p>
      <text:p text:style-name="Standard"><text:s text:c="6"/>&lt;li&gt;</text:p>
      <text:p text:style-name="Standard"><text:s text:c="8"/>&lt;strong&gt;Software Developer&lt;/strong&gt;</text:p>
      <text:p text:style-name="Standard"><text:s text:c="8"/>&lt;ul&gt;</text:p>
      <text:p text:style-name="Standard"><text:s text:c="10"/>&lt;li&gt;&lt;strong&gt;Company:&lt;/strong&gt; XYZ Corporation&lt;/li&gt;</text:p>
      <text:p text:style-name="Standard"><text:s text:c="10"/>&lt;li&gt;&lt;strong&gt;Dates:&lt;/strong&gt; January 2020 - Present&lt;/li&gt;</text:p>
      <text:p text:style-name="Standard"><text:s text:c="10"/>&lt;li&gt;&lt;strong&gt;Description:&lt;/strong&gt; Lorem ipsum dolor sit amet, consectetur adipiscing elit. Nunc auctor bibendum sem, sed bibendum lacus interdum ac. Donec auctor feugiat libero, vel pharetra purus aliquam a.&lt;/li&gt;</text:p>
      <text:p text:style-name="Standard"><text:s text:c="8"/>&lt;/ul&gt;</text:p>
      <text:p text:style-name="Standard"><text:s text:c="6"/>&lt;/li&gt;</text:p>
      <text:p text:style-name="Standard"><text:s text:c="6"/></text:p>
      <text:p text:style-name="Standard"><text:s text:c="6"/>&lt;li&gt;</text:p>
      <text:p text:style-name="Standard"><text:s text:c="8"/>&lt;strong&gt;Front-End Developer&lt;/strong&gt;</text:p>
      <text:p text:style-name="Standard"><text:s text:c="8"/>&lt;ul&gt;</text:p>
      <text:p text:style-name="Standard"><text:s text:c="10"/>&lt;li&gt;&lt;strong&gt;Company:&lt;/strong&gt; ABC Company&lt;/li&gt;</text:p>
      <text:p text:style-name="Standard"><text:s text:c="10"/>&lt;li&gt;&lt;strong&gt;Dates:&lt;/strong&gt; June 2018 - December 2019&lt;/li&gt;</text:p>
      <text:p text:style-name="P1"><text:s text:c="10"/>&lt;li&gt;&lt;strong&gt;Description:&lt;/strong&gt; Lorem ipsum dolor sit amet, consectetur adipiscing elit. Nunc auctor bibendum sem, sed bibendum lacus interdum ac. Donec auctor feugiat libero, vel pharetra purus aliquam a.&lt;/li&gt;</text:p>
      <text:p text:style-name="P1"><text:s text:c="8"/>&lt;/ul&gt;</text:p>
      <text:p text:style-name="P1"><text:s text:c="6"/>&lt;/li&gt;</text:p>
      <text:p text:style-name="P1">&lt;/<text:span text:style-name="T1">ul&gt;</text:span></text:p>
      <text:p text:style-name="P1">&lt;/<text:span text:style-name="T1">body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0:28:20.502075032</meta:creation-date>
    <dc:date>2023-05-11T10:40:16.952757323</dc:date>
    <meta:editing-duration>PT1M46S</meta:editing-duration>
    <meta:editing-cycles>1</meta:editing-cycles>
    <meta:document-statistic meta:table-count="0" meta:image-count="0" meta:object-count="0" meta:page-count="2" meta:paragraph-count="72" meta:word-count="173" meta:character-count="1926" meta:non-whitespace-character-count="1399"/>
    <meta:generator>LibreOffice/7.3.7.2$Linux_X86_64 LibreOffice_project/30$Build-2</meta:generator>
  </office:meta>
</office:document-meta>
</file>